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B000003AF53415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9.89cm" svg:height="18.369cm" draw:z-index="0"><draw:image xlink:href="Pictures/10000001000003FB000003AF534151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lla Lukashonak</meta:initial-creator>
    <meta:creation-date>2025-03-28T14:40:12.365751747</meta:creation-date>
    <dc:date>2025-03-28T14:41:07.192694362</dc:date>
    <dc:creator>Illa Lukashonak</dc:creator>
    <meta:editing-duration>PT56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24.8.5.2$Linux_X86_64 LibreOffice_project/480$Build-2</meta:generator>
  </office:meta>
</office:document-meta>
</file>